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URAGE OF JESUS (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URAGE OF JESUS (3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miracle (3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malice (3: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MARK 3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COURAGE OF JESUS (3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COMPASSION OF JESUS (3:7-1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COMPASSION OF JESUS (3:7-12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What he does (3:7-11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at he does (3:7-11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restores those who are sick (3:7-10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releases those who are possessed (3:11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COMPASSION OF JESUS (3:7-12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he does (3:7-11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he says (3:1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MARK 3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COURAGE OF JESUS (3:1-6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COMPASSION OF JESUS (3:7-12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CALL OF JESUS (3:13-1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CALL OF JESUS (3:13-19):<text:s text:c="1"/></text:span><text:span text:style-name="a530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number (3:13-1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nature (3:1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names (3:16-19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MARK 3</text:span><text:span text:style-name="a548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COURAGE OF JESUS (3:1-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COMPASSION OF JESUS (3:7-1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CALL OF JESUS (3:13-19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CRITICS OF JESUS (3:20-30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CRITICS OF JESUS (3:20-30)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Criticism from his family (3:20-2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Criticism from his foes (3:22-30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Criticism from his foes (3:22-30)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accusation by the Jewish leaders (3:22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answer by the Savior (3:23-30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2-tx-Title-and-Text" presentation:presentation-page-layout-name="Master1-PPL12" draw:id="Slide-267">
        <draw:frame draw:id="id105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The answer by the Savior (3:23-30)<text:s text:c="1"/></text:span><text:span text:style-name="a599" text:class-names=""/></text:p>
          </draw:text-box>
          <svg:title/>
          <svg:desc/>
        </draw:frame>
        <draw:frame draw:id="id106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His words of wisdom (3:23-27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His words of warning (3:28-30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3" draw:style-name="a612" draw:master-page-name="Master1-Layout12-tx-Title-and-Text" presentation:presentation-page-layout-name="Master1-PPL12" draw:id="Slide-268">
        <draw:frame draw:id="id107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Criticism from his foes (3:22-30)<text:s text:c="1"/></text:span><text:span text:style-name="a614" text:class-names=""/></text:p>
          </draw:text-box>
          <svg:title/>
          <svg:desc/>
        </draw:frame>
        <draw:frame draw:id="id108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accusation by the Jewish leaders (3:22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answer by the Savior (3:23-30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4" draw:style-name="a627" draw:master-page-name="Master1-Layout12-tx-Title-and-Text" presentation:presentation-page-layout-name="Master1-PPL12" draw:id="Slide-269">
        <draw:frame draw:id="id109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THE CRITICS OF JESUS (3:20-30)<text:s text:c="1"/></text:span><text:span text:style-name="a629" text:class-names=""/></text:p>
          </draw:text-box>
          <svg:title/>
          <svg:desc/>
        </draw:frame>
        <draw:frame draw:id="id110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Criticism from his family (3:20-21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Criticism from his foes (3:22-30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5" draw:style-name="a642" draw:master-page-name="Master1-Layout12-tx-Title-and-Text" presentation:presentation-page-layout-name="Master1-PPL12" draw:id="Slide-270">
        <draw:frame draw:id="id111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MARK 3</text:span><text:span text:style-name="a644" text:class-names=""/></text:p>
          </draw:text-box>
          <svg:title/>
          <svg:desc/>
        </draw:frame>
        <draw:frame draw:id="id112" presentation:style-name="a665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THE COURAGE OF JESUS (3:1-6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COMPASSION OF JESUS (3:7-12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CALL OF JESUS (3:13-19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CRITICS OF JESUS (3:20-30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CLARIFICATION OF JESUS (3:31-35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6" draw:style-name="a666" draw:master-page-name="Master1-Layout12-tx-Title-and-Text" presentation:presentation-page-layout-name="Master1-PPL12" draw:id="Slide-271">
        <draw:frame draw:id="id113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THE CLARIFICATION OF JESUS (3:31-35)<text:s text:c="1"/></text:span><text:span text:style-name="a668" text:class-names=""/></text:p>
          </draw:text-box>
          <svg:title/>
          <svg:desc/>
        </draw:frame>
        <draw:frame draw:id="id114" presentation:style-name="a680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The desire of his earthly kin (3:31-32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description of his eternal kin (3:33-3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7" draw:style-name="a681" draw:master-page-name="Master1-Layout12-tx-Title-and-Text" presentation:presentation-page-layout-name="Master1-PPL12" draw:id="Slide-272">
        <draw:frame draw:id="id115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MARK 3</text:span><text:span text:style-name="a683" text:class-names=""/></text:p>
          </draw:text-box>
          <svg:title/>
          <svg:desc/>
        </draw:frame>
        <draw:frame draw:id="id116" presentation:style-name="a704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THE COURAGE OF JESUS (3:1-6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COMPASSION OF JESUS (3:7-12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CALL OF JESUS (3:13-19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HE CRITICS OF JESUS (3:20-3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THE CLARIFICATION OF JESUS (3:31-35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3</dc:title>
    <meta:initial-creator>David STRICKLAND</meta:initial-creator>
    <dc:creator>David STRICKLAND</dc:creator>
    <meta:creation-date>2020-02-22T19:30:11Z</meta:creation-date>
    <dc:date>2020-02-22T19:30:11Z</dc:date>
    <meta:template xlink:href="BibleStudy" xlink:type="simple"/>
    <meta:editing-cycles>1</meta:editing-cycles>
    <meta:editing-duration>PT0S</meta:editing-duration>
    <meta:document-statistic meta:paragraph-count="59" meta:word-count="410"/>
  </office:meta>
</office:document-meta>
</file>